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8.9pt"/>
    </style:style>
    <style:style style:name="co2" style:family="table-column">
      <style:table-column-properties fo:break-before="auto" style:column-width="96.69pt"/>
    </style:style>
    <style:style style:name="co3" style:family="table-column">
      <style:table-column-properties fo:break-before="auto" style:column-width="207.1pt"/>
    </style:style>
    <style:style style:name="co4" style:family="table-column">
      <style:table-column-properties fo:break-before="auto" style:column-width="147.66pt"/>
    </style:style>
    <style:style style:name="co5" style:family="table-column">
      <style:table-column-properties fo:break-before="auto" style:column-width="159.99pt"/>
    </style:style>
    <style:style style:name="co6" style:family="table-column">
      <style:table-column-properties fo:break-before="auto" style:column-width="128.35pt"/>
    </style:style>
    <style:style style:name="co7" style:family="table-column">
      <style:table-column-properties fo:break-before="auto" style:column-width="89.01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et-results-latency" table:style-name="ta1">
        <table:shapes>
          <draw:frame draw:z-index="0" draw:style-name="gr1" draw:text-style-name="P1" svg:width="657.89pt" svg:height="388.52pt" svg:x="119.62pt" svg:y="143.04pt">
            <draw:object draw:notify-on-update-of-ranges="'set-results-latency'.A1:'set-results-latency'.A1 'set-results-latency'.A2:'set-results-latency'.A12 'set-results-latency'.B1:'set-results-latency'.B1 'set-results-latency'.B2:'set-results-latency'.B12 'set-results-latency'.A1:'set-results-latency'.A1 'set-results-latency'.A2:'set-results-latency'.A12 'set-results-latency'.C1:'set-results-latency'.C1 'set-results-latency'.C2:'set-results-latency'.C12 'set-results-latency'.A1:'set-results-latency'.A1 'set-results-latency'.A2:'set-results-latency'.A12 'set-results-latency'.D1:'set-results-latency'.D1 'set-results-latency'.D2:'set-results-latency'.D12 'set-results-latency'.A1:'set-results-latency'.A1 'set-results-latency'.A2:'set-results-latency'.A12 'set-results-latency'.E1:'set-results-latency'.E1 'set-results-latency'.E2:'set-results-latency'.E12 'set-results-latency'.A1:'set-results-latency'.A1 'set-results-latency'.A2:'set-results-latency'.A12 'set-results-latency'.F1:'set-results-latency'.F1 'set-results-latency'.F2:'set-results-latency'.F12 'set-results-latency'.A1:'set-results-latency'.A1 'set-results-latency'.A2:'set-results-latency'.A12 'set-results-latency'.G1:'set-results-latency'.G1 'set-results-latency'.G2:'set-results-latency'.G1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threads cnt</text:p>
          </table:table-cell>
          <table:table-cell office:value-type="string" calcext:value-type="string">
            <text:p>Michael hash-table"</text:p>
          </table:table-cell>
          <table:table-cell office:value-type="string" calcext:value-type="string">
            <text:p>Michael hash-table with coarse locking lists"</text:p>
          </table:table-cell>
          <table:table-cell office:value-type="string" calcext:value-type="string">
            <text:p>std::unordered_set with mutex"</text:p>
          </table:table-cell>
          <table:table-cell office:value-type="string" calcext:value-type="string">
            <text:p>std::unordered_set with spin-lock"</text:p>
          </table:table-cell>
          <table:table-cell office:value-type="string" calcext:value-type="string">
            <text:p>tbb::concurent_hash_map"</text:p>
          </table:table-cell>
          <table:table-cell office:value-type="string" calcext:value-type="string">
            <text:p>cds::michael_set"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0000595539" calcext:value-type="float">
            <text:p>5.95539E-007</text:p>
          </table:table-cell>
          <table:table-cell office:value-type="float" office:value="0.000000579403" calcext:value-type="float">
            <text:p>5.79403E-007</text:p>
          </table:table-cell>
          <table:table-cell office:value-type="float" office:value="0.000000877088" calcext:value-type="float">
            <text:p>8.77088E-007</text:p>
          </table:table-cell>
          <table:table-cell office:value-type="float" office:value="0.00000077172" calcext:value-type="float">
            <text:p>7.7172E-007</text:p>
          </table:table-cell>
          <table:table-cell office:value-type="float" office:value="0.000000827739" calcext:value-type="float">
            <text:p>8.27739E-007</text:p>
          </table:table-cell>
          <table:table-cell office:value-type="float" office:value="0.000000668784" calcext:value-type="float">
            <text:p>6.68784E-00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00662463" calcext:value-type="float">
            <text:p>6.62463E-007</text:p>
          </table:table-cell>
          <table:table-cell office:value-type="float" office:value="0.000000584479" calcext:value-type="float">
            <text:p>5.84479E-007</text:p>
          </table:table-cell>
          <table:table-cell office:value-type="float" office:value="0.00000114248" calcext:value-type="float">
            <text:p>1.14248E-006</text:p>
          </table:table-cell>
          <table:table-cell office:value-type="float" office:value="0.00000723935" calcext:value-type="float">
            <text:p>7.23935E-006</text:p>
          </table:table-cell>
          <table:table-cell office:value-type="float" office:value="0.000000802485" calcext:value-type="float">
            <text:p>8.02485E-007</text:p>
          </table:table-cell>
          <table:table-cell office:value-type="float" office:value="0.000000682258" calcext:value-type="float">
            <text:p>6.82258E-00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000059715" calcext:value-type="float">
            <text:p>5.9715E-007</text:p>
          </table:table-cell>
          <table:table-cell office:value-type="float" office:value="0.000000560223" calcext:value-type="float">
            <text:p>5.60223E-007</text:p>
          </table:table-cell>
          <table:table-cell office:value-type="float" office:value="0.00000135685" calcext:value-type="float">
            <text:p>1.35685E-006</text:p>
          </table:table-cell>
          <table:table-cell office:value-type="float" office:value="0.0000143805" calcext:value-type="float">
            <text:p>1.43805E-005</text:p>
          </table:table-cell>
          <table:table-cell office:value-type="float" office:value="0.000000721732" calcext:value-type="float">
            <text:p>7.21732E-007</text:p>
          </table:table-cell>
          <table:table-cell office:value-type="float" office:value="0.000000610698" calcext:value-type="float">
            <text:p>6.10698E-00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0000580027" calcext:value-type="float">
            <text:p>0.00000058</text:p>
          </table:table-cell>
          <table:table-cell office:value-type="float" office:value="0.000000563477" calcext:value-type="float">
            <text:p>5.63477E-007</text:p>
          </table:table-cell>
          <table:table-cell office:value-type="float" office:value="0.00000149988" calcext:value-type="float">
            <text:p>1.49988E-006</text:p>
          </table:table-cell>
          <table:table-cell office:value-type="float" office:value="0.0000174646" calcext:value-type="float">
            <text:p>1.74646E-005</text:p>
          </table:table-cell>
          <table:table-cell office:value-type="float" office:value="0.000000662031" calcext:value-type="float">
            <text:p>0.000000662</text:p>
          </table:table-cell>
          <table:table-cell office:value-type="float" office:value="0.000000561597" calcext:value-type="float">
            <text:p>5.61597E-00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00000578695" calcext:value-type="float">
            <text:p>5.78695E-007</text:p>
          </table:table-cell>
          <table:table-cell office:value-type="float" office:value="0.000000549395" calcext:value-type="float">
            <text:p>5.49395E-007</text:p>
          </table:table-cell>
          <table:table-cell office:value-type="float" office:value="0.00000155899" calcext:value-type="float">
            <text:p>0.000001559</text:p>
          </table:table-cell>
          <table:table-cell office:value-type="float" office:value="0.0000175563" calcext:value-type="float">
            <text:p>1.75563E-005</text:p>
          </table:table-cell>
          <table:table-cell office:value-type="float" office:value="0.000000618955" calcext:value-type="float">
            <text:p>0.000000619</text:p>
          </table:table-cell>
          <table:table-cell office:value-type="float" office:value="0.000000531864" calcext:value-type="float">
            <text:p>5.31864E-00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00000543302" calcext:value-type="float">
            <text:p>5.43302E-007</text:p>
          </table:table-cell>
          <table:table-cell office:value-type="float" office:value="0.000000532592" calcext:value-type="float">
            <text:p>5.32592E-007</text:p>
          </table:table-cell>
          <table:table-cell office:value-type="float" office:value="0.00000202667" calcext:value-type="float">
            <text:p>2.02667E-006</text:p>
          </table:table-cell>
          <table:table-cell office:value-type="float" office:value="0.0000265286" calcext:value-type="float">
            <text:p>2.65286E-005</text:p>
          </table:table-cell>
          <table:table-cell office:value-type="float" office:value="0.000000535612" calcext:value-type="float">
            <text:p>5.35612E-007</text:p>
          </table:table-cell>
          <table:table-cell office:value-type="float" office:value="0.000000465132" calcext:value-type="float">
            <text:p>4.65132E-00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00000558143" calcext:value-type="float">
            <text:p>5.58143E-007</text:p>
          </table:table-cell>
          <table:table-cell office:value-type="float" office:value="0.000000531381" calcext:value-type="float">
            <text:p>5.31381E-007</text:p>
          </table:table-cell>
          <table:table-cell office:value-type="float" office:value="0.00000237221" calcext:value-type="float">
            <text:p>2.37221E-006</text:p>
          </table:table-cell>
          <table:table-cell office:value-type="float" office:value="0.0000314768" calcext:value-type="float">
            <text:p>3.14768E-005</text:p>
          </table:table-cell>
          <table:table-cell office:value-type="float" office:value="0.0000005032" calcext:value-type="float">
            <text:p>5.032E-007</text:p>
          </table:table-cell>
          <table:table-cell office:value-type="float" office:value="0.00000043669" calcext:value-type="float">
            <text:p>4.3669E-00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00000552611" calcext:value-type="float">
            <text:p>5.52611E-007</text:p>
          </table:table-cell>
          <table:table-cell office:value-type="float" office:value="0.0000005483" calcext:value-type="float">
            <text:p>5.483E-007</text:p>
          </table:table-cell>
          <table:table-cell office:value-type="float" office:value="0.00000267838" calcext:value-type="float">
            <text:p>2.67838E-006</text:p>
          </table:table-cell>
          <table:table-cell office:value-type="float" office:value="0.0000387499" calcext:value-type="float">
            <text:p>3.87499E-005</text:p>
          </table:table-cell>
          <table:table-cell office:value-type="float" office:value="0.000000498163" calcext:value-type="float">
            <text:p>4.98163E-007</text:p>
          </table:table-cell>
          <table:table-cell office:value-type="float" office:value="0.000000427888" calcext:value-type="float">
            <text:p>4.27888E-00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000000557053" calcext:value-type="float">
            <text:p>5.57053E-007</text:p>
          </table:table-cell>
          <table:table-cell office:value-type="float" office:value="0.000000552854" calcext:value-type="float">
            <text:p>5.52854E-007</text:p>
          </table:table-cell>
          <table:table-cell office:value-type="float" office:value="0.00000293904" calcext:value-type="float">
            <text:p>0.000002939</text:p>
          </table:table-cell>
          <table:table-cell office:value-type="float" office:value="0.000041875" calcext:value-type="float">
            <text:p>0.000041875</text:p>
          </table:table-cell>
          <table:table-cell office:value-type="float" office:value="0.000000487451" calcext:value-type="float">
            <text:p>4.87451E-007</text:p>
          </table:table-cell>
          <table:table-cell office:value-type="float" office:value="0.000000426431" calcext:value-type="float">
            <text:p>4.26431E-00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000000639326" calcext:value-type="float">
            <text:p>6.39326E-007</text:p>
          </table:table-cell>
          <table:table-cell office:value-type="float" office:value="0.000000595669" calcext:value-type="float">
            <text:p>5.95669E-007</text:p>
          </table:table-cell>
          <table:table-cell office:value-type="float" office:value="0.00000366319" calcext:value-type="float">
            <text:p>3.66319E-006</text:p>
          </table:table-cell>
          <table:table-cell office:value-type="float" office:value="0.0000445888" calcext:value-type="float">
            <text:p>4.45888E-005</text:p>
          </table:table-cell>
          <table:table-cell office:value-type="float" office:value="0.000000469844" calcext:value-type="float">
            <text:p>4.69844E-007</text:p>
          </table:table-cell>
          <table:table-cell office:value-type="float" office:value="0.00000043221" calcext:value-type="float">
            <text:p>4.3221E-007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000000623378" calcext:value-type="float">
            <text:p>6.23378E-007</text:p>
          </table:table-cell>
          <table:table-cell office:value-type="float" office:value="0.000000622723" calcext:value-type="float">
            <text:p>6.22723E-007</text:p>
          </table:table-cell>
          <table:table-cell office:value-type="float" office:value="0.00000481171" calcext:value-type="float">
            <text:p>4.81171E-006</text:p>
          </table:table-cell>
          <table:table-cell office:value-type="float" office:value="0.0000450484" calcext:value-type="float">
            <text:p>4.50484E-005</text:p>
          </table:table-cell>
          <table:table-cell office:value-type="float" office:value="0.000000456835" calcext:value-type="float">
            <text:p>4.56835E-007</text:p>
          </table:table-cell>
          <table:table-cell office:value-type="float" office:value="0.000000459739" calcext:value-type="float">
            <text:p>4.59739E-00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23T21:03:02.943368717</dc:date>
    <dc:creator>andrew </dc:creator>
    <meta:editing-duration>PT1M47S</meta:editing-duration>
    <meta:editing-cycles>1</meta:editing-cycles>
    <meta:document-statistic meta:table-count="1" meta:cell-count="84" meta:object-count="1"/>
    <meta:generator>LibreOffice/4.4.2.2$Linux_X86_64 LibreOffice_project/4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21cm" svg:height="13.707cm" xlink:href=".." xlink:type="simple" chart:class="chart:scatter" chart:style-name="ch1">
        <chart:legend chart:legend-position="end" svg:x="15.066cm" svg:y="5.309cm" style:legend-expansion="high" chart:style-name="ch2"/>
        <chart:plot-area chart:style-name="ch3" table:cell-range-address="'set-results-latency'.A1:'set-results-latency'.G12" chart:data-source-has-labels="row" svg:x="0.464cm" svg:y="0.274cm" svg:width="14.138cm" svg:height="13.159cm">
          <chartooo:coordinate-region svg:x="2.303cm" svg:y="0.473cm" svg:width="12.019cm" svg:height="12.31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set-results-latency'.B2:'set-results-latency'.B12" chart:label-cell-address="'set-results-latency'.B1:'set-results-latency'.B1" chart:class="chart:scatter">
            <chart:domain table:cell-range-address="'set-results-latency'.A2:'set-results-latency'.A12"/>
            <chart:data-point chart:repeated="11"/>
          </chart:series>
          <chart:series chart:style-name="ch8" chart:values-cell-range-address="'set-results-latency'.C2:'set-results-latency'.C12" chart:label-cell-address="'set-results-latency'.C1:'set-results-latency'.C1" chart:class="chart:scatter">
            <chart:data-point chart:repeated="11"/>
          </chart:series>
          <chart:series chart:style-name="ch9" chart:values-cell-range-address="'set-results-latency'.D2:'set-results-latency'.D12" chart:label-cell-address="'set-results-latency'.D1:'set-results-latency'.D1" chart:class="chart:scatter">
            <chart:data-point chart:repeated="11"/>
          </chart:series>
          <chart:series chart:style-name="ch10" chart:values-cell-range-address="'set-results-latency'.E2:'set-results-latency'.E12" chart:label-cell-address="'set-results-latency'.E1:'set-results-latency'.E1" chart:class="chart:scatter">
            <chart:data-point chart:repeated="11"/>
          </chart:series>
          <chart:series chart:style-name="ch11" chart:values-cell-range-address="'set-results-latency'.F2:'set-results-latency'.F12" chart:label-cell-address="'set-results-latency'.F1:'set-results-latency'.F1" chart:class="chart:scatter">
            <chart:data-point chart:repeated="11"/>
          </chart:series>
          <chart:series chart:style-name="ch12" chart:values-cell-range-address="'set-results-latency'.G2:'set-results-latency'.G12" chart:label-cell-address="'set-results-latency'.G1:'set-results-latency'.G1" chart:class="chart:scatter"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ichael hash-table"</text:p>
                <draw:g>
                  <svg:desc>'set-results-latency'.B1:'set-results-latency'.B1</svg:desc>
                </draw:g>
              </table:table-cell>
              <table:table-cell office:value-type="string">
                <text:p>Michael hash-table with coarse locking lists"</text:p>
                <draw:g>
                  <svg:desc>'set-results-latency'.C1:'set-results-latency'.C1</svg:desc>
                </draw:g>
              </table:table-cell>
              <table:table-cell office:value-type="string">
                <text:p>std::unordered_set with mutex"</text:p>
                <draw:g>
                  <svg:desc>'set-results-latency'.D1:'set-results-latency'.D1</svg:desc>
                </draw:g>
              </table:table-cell>
              <table:table-cell office:value-type="string">
                <text:p>std::unordered_set with spin-lock"</text:p>
                <draw:g>
                  <svg:desc>'set-results-latency'.E1:'set-results-latency'.E1</svg:desc>
                </draw:g>
              </table:table-cell>
              <table:table-cell office:value-type="string">
                <text:p>tbb::concurent_hash_map"</text:p>
                <draw:g>
                  <svg:desc>'set-results-latency'.F1:'set-results-latency'.F1</svg:desc>
                </draw:g>
              </table:table-cell>
              <table:table-cell office:value-type="string">
                <text:p>cds::michael_set"</text:p>
                <draw:g>
                  <svg:desc>'set-results-latency'.G1:'set-results-latency'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set-results-latency'.A2:'set-results-latency'.A12</svg:desc>
                </draw:g>
              </table:table-cell>
              <table:table-cell office:value-type="float" office:value="0.000000595539">
                <text:p>0.000000595539</text:p>
                <draw:g>
                  <svg:desc>'set-results-latency'.B2:'set-results-latency'.B12</svg:desc>
                </draw:g>
              </table:table-cell>
              <table:table-cell office:value-type="float" office:value="0.000000579403">
                <text:p>0.000000579403</text:p>
                <draw:g>
                  <svg:desc>'set-results-latency'.C2:'set-results-latency'.C12</svg:desc>
                </draw:g>
              </table:table-cell>
              <table:table-cell office:value-type="float" office:value="0.000000877088">
                <text:p>0.000000877088</text:p>
                <draw:g>
                  <svg:desc>'set-results-latency'.D2:'set-results-latency'.D12</svg:desc>
                </draw:g>
              </table:table-cell>
              <table:table-cell office:value-type="float" office:value="0.00000077172">
                <text:p>0.00000077172</text:p>
                <draw:g>
                  <svg:desc>'set-results-latency'.E2:'set-results-latency'.E12</svg:desc>
                </draw:g>
              </table:table-cell>
              <table:table-cell office:value-type="float" office:value="0.000000827739">
                <text:p>0.000000827739</text:p>
                <draw:g>
                  <svg:desc>'set-results-latency'.F2:'set-results-latency'.F12</svg:desc>
                </draw:g>
              </table:table-cell>
              <table:table-cell office:value-type="float" office:value="0.000000668784">
                <text:p>0.000000668784</text:p>
                <draw:g>
                  <svg:desc>'set-results-latency'.G2:'set-results-latency'.G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000000662463">
                <text:p>0.000000662463</text:p>
              </table:table-cell>
              <table:table-cell office:value-type="float" office:value="0.000000584479">
                <text:p>0.000000584479</text:p>
              </table:table-cell>
              <table:table-cell office:value-type="float" office:value="0.00000114248">
                <text:p>0.00000114248</text:p>
              </table:table-cell>
              <table:table-cell office:value-type="float" office:value="0.00000723935">
                <text:p>0.00000723935</text:p>
              </table:table-cell>
              <table:table-cell office:value-type="float" office:value="0.000000802485">
                <text:p>0.000000802485</text:p>
              </table:table-cell>
              <table:table-cell office:value-type="float" office:value="0.000000682258">
                <text:p>0.0000006822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0.00000059715">
                <text:p>0.00000059715</text:p>
              </table:table-cell>
              <table:table-cell office:value-type="float" office:value="0.000000560223">
                <text:p>0.000000560223</text:p>
              </table:table-cell>
              <table:table-cell office:value-type="float" office:value="0.00000135685">
                <text:p>0.00000135685</text:p>
              </table:table-cell>
              <table:table-cell office:value-type="float" office:value="0.0000143805">
                <text:p>0.0000143805</text:p>
              </table:table-cell>
              <table:table-cell office:value-type="float" office:value="0.000000721732">
                <text:p>0.000000721732</text:p>
              </table:table-cell>
              <table:table-cell office:value-type="float" office:value="0.000000610698">
                <text:p>0.0000006106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0.000000580027">
                <text:p>0.000000580027</text:p>
              </table:table-cell>
              <table:table-cell office:value-type="float" office:value="0.000000563477">
                <text:p>0.000000563477</text:p>
              </table:table-cell>
              <table:table-cell office:value-type="float" office:value="0.00000149988">
                <text:p>0.00000149988</text:p>
              </table:table-cell>
              <table:table-cell office:value-type="float" office:value="0.0000174646">
                <text:p>0.0000174646</text:p>
              </table:table-cell>
              <table:table-cell office:value-type="float" office:value="0.000000662031">
                <text:p>0.000000662031</text:p>
              </table:table-cell>
              <table:table-cell office:value-type="float" office:value="0.000000561597">
                <text:p>0.0000005615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">
                <text:p>17</text:p>
              </table:table-cell>
              <table:table-cell office:value-type="float" office:value="0.000000578695">
                <text:p>0.000000578695</text:p>
              </table:table-cell>
              <table:table-cell office:value-type="float" office:value="0.000000549395">
                <text:p>0.000000549395</text:p>
              </table:table-cell>
              <table:table-cell office:value-type="float" office:value="0.00000155899">
                <text:p>0.00000155899</text:p>
              </table:table-cell>
              <table:table-cell office:value-type="float" office:value="0.0000175563">
                <text:p>0.0000175563</text:p>
              </table:table-cell>
              <table:table-cell office:value-type="float" office:value="0.000000618955">
                <text:p>0.000000618955</text:p>
              </table:table-cell>
              <table:table-cell office:value-type="float" office:value="0.000000531864">
                <text:p>0.0000005318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3">
                <text:p>33</text:p>
              </table:table-cell>
              <table:table-cell office:value-type="float" office:value="0.000000543302">
                <text:p>0.000000543302</text:p>
              </table:table-cell>
              <table:table-cell office:value-type="float" office:value="0.000000532592">
                <text:p>0.000000532592</text:p>
              </table:table-cell>
              <table:table-cell office:value-type="float" office:value="0.00000202667">
                <text:p>0.00000202667</text:p>
              </table:table-cell>
              <table:table-cell office:value-type="float" office:value="0.0000265286">
                <text:p>0.0000265286</text:p>
              </table:table-cell>
              <table:table-cell office:value-type="float" office:value="0.000000535612">
                <text:p>0.000000535612</text:p>
              </table:table-cell>
              <table:table-cell office:value-type="float" office:value="0.000000465132">
                <text:p>0.0000004651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9">
                <text:p>49</text:p>
              </table:table-cell>
              <table:table-cell office:value-type="float" office:value="0.000000558143">
                <text:p>0.000000558143</text:p>
              </table:table-cell>
              <table:table-cell office:value-type="float" office:value="0.000000531381">
                <text:p>0.000000531381</text:p>
              </table:table-cell>
              <table:table-cell office:value-type="float" office:value="0.00000237221">
                <text:p>0.00000237221</text:p>
              </table:table-cell>
              <table:table-cell office:value-type="float" office:value="0.0000314768">
                <text:p>0.0000314768</text:p>
              </table:table-cell>
              <table:table-cell office:value-type="float" office:value="0.0000005032">
                <text:p>0.0000005032</text:p>
              </table:table-cell>
              <table:table-cell office:value-type="float" office:value="0.00000043669">
                <text:p>0.000000436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5">
                <text:p>65</text:p>
              </table:table-cell>
              <table:table-cell office:value-type="float" office:value="0.000000552611">
                <text:p>0.000000552611</text:p>
              </table:table-cell>
              <table:table-cell office:value-type="float" office:value="0.0000005483">
                <text:p>0.0000005483</text:p>
              </table:table-cell>
              <table:table-cell office:value-type="float" office:value="0.00000267838">
                <text:p>0.00000267838</text:p>
              </table:table-cell>
              <table:table-cell office:value-type="float" office:value="0.0000387499">
                <text:p>0.0000387499</text:p>
              </table:table-cell>
              <table:table-cell office:value-type="float" office:value="0.000000498163">
                <text:p>0.000000498163</text:p>
              </table:table-cell>
              <table:table-cell office:value-type="float" office:value="0.000000427888">
                <text:p>0.0000004278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1">
                <text:p>81</text:p>
              </table:table-cell>
              <table:table-cell office:value-type="float" office:value="0.000000557053">
                <text:p>0.000000557053</text:p>
              </table:table-cell>
              <table:table-cell office:value-type="float" office:value="0.000000552854">
                <text:p>0.000000552854</text:p>
              </table:table-cell>
              <table:table-cell office:value-type="float" office:value="0.00000293904">
                <text:p>0.00000293904</text:p>
              </table:table-cell>
              <table:table-cell office:value-type="float" office:value="0.000041875">
                <text:p>0.000041875</text:p>
              </table:table-cell>
              <table:table-cell office:value-type="float" office:value="0.000000487451">
                <text:p>0.000000487451</text:p>
              </table:table-cell>
              <table:table-cell office:value-type="float" office:value="0.000000426431">
                <text:p>0.0000004264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7">
                <text:p>97</text:p>
              </table:table-cell>
              <table:table-cell office:value-type="float" office:value="0.000000639326">
                <text:p>0.000000639326</text:p>
              </table:table-cell>
              <table:table-cell office:value-type="float" office:value="0.000000595669">
                <text:p>0.000000595669</text:p>
              </table:table-cell>
              <table:table-cell office:value-type="float" office:value="0.00000366319">
                <text:p>0.00000366319</text:p>
              </table:table-cell>
              <table:table-cell office:value-type="float" office:value="0.0000445888">
                <text:p>0.0000445888</text:p>
              </table:table-cell>
              <table:table-cell office:value-type="float" office:value="0.000000469844">
                <text:p>0.000000469844</text:p>
              </table:table-cell>
              <table:table-cell office:value-type="float" office:value="0.00000043221">
                <text:p>0.000000432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3">
                <text:p>113</text:p>
              </table:table-cell>
              <table:table-cell office:value-type="float" office:value="0.000000623378">
                <text:p>0.000000623378</text:p>
              </table:table-cell>
              <table:table-cell office:value-type="float" office:value="0.000000622723">
                <text:p>0.000000622723</text:p>
              </table:table-cell>
              <table:table-cell office:value-type="float" office:value="0.00000481171">
                <text:p>0.00000481171</text:p>
              </table:table-cell>
              <table:table-cell office:value-type="float" office:value="0.0000450484">
                <text:p>0.0000450484</text:p>
              </table:table-cell>
              <table:table-cell office:value-type="float" office:value="0.000000456835">
                <text:p>0.000000456835</text:p>
              </table:table-cell>
              <table:table-cell office:value-type="float" office:value="0.000000459739">
                <text:p>0.00000045973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